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6" style:family="paragraph" style:parent-style-name="Standard">
      <style:paragraph-properties fo:margin-left="0.2917in" fo:margin-right="0in" fo:text-align="start" style:justify-single-word="false" fo:orphans="0" fo:widows="0" fo:text-indent="-0.25in" style:auto-text-indent="false" fo:padding="0.0291in" fo:border-left="none" fo:border-right="none" fo:border-top="none" fo:border-bottom="0.06pt solid #000000" style:vertical-align="auto" style:join-border="false">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7"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8"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302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9" style:family="paragraph" style:parent-style-name="Standard">
      <style:paragraph-properties fo:margin-left="0.5in" fo:margin-right="0.5in" fo:text-align="start" style:justify-single-word="false" fo:orphans="0" fo:widows="0" fo:text-indent="0in" style:auto-text-indent="false" fo:background-color="transparent" style:shadow="none" style:vertical-align="auto">
        <style:tab-stops>
          <style:tab-stop style:position="0.2917in"/>
        </style:tab-stops>
        <style:background-image/>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0" style:family="paragraph" style:parent-style-name="Standard">
      <style:paragraph-properties fo:margin-left="0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tandard">
      <style:paragraph-properties fo:margin-left="0.0417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1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1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6" style:family="paragraph" style:parent-style-name="Standard" style:list-style-name="WWNum1">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7" style:family="paragraph" style:parent-style-name="Standard" style:list-style-name="WWNum1">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8"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9"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9"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style>
    <style:style style:name="T10"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1" style:family="text">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2"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JOR CONCEPTS: UNIT 1 EXAM</text:p>
      <text:p text:style-name="P1"><text:span text:style-name="T4">Chapter 2- Research Methods </text:span><text:span text:style-name="T2">(If it’s in </text:span><text:span text:style-name="T4">BOLD TYPE</text:span><text:span text:style-name="T2">, then KNOW IT)</text:span></text:p>
      <text:p text:style-name="P1"><text:span text:style-name="T2">If it’s in </text:span><text:span text:style-name="T6">ITALICS, </text:span><text:span text:style-name="T2">then will only be covered in lecture (not in textbook)</text:span></text:p>
      <text:p text:style-name="P2">Chapter 2</text:p>
      <text:list xml:id="list703516131" text:style-name="WWNum1">
        <text:list-item>
          <text:p text:style-name="P16"><text:span text:style-name="T1">Define and describe the difference between </text:span><text:span text:style-name="T7">dogmatism</text:span><text:span text:style-name="T1"> and </text:span><text:span text:style-name="T7">empiricism</text:span><text:span text:style-name="T3"> </text:span><text:span text:style-name="T1">as discussed in lecture</text:span><text:span text:style-name="T3">. </text:span><text:span text:style-name="T1">Which of these beliefs forms the cornerstone of the scientific approach? Define and describe the </text:span><text:span text:style-name="T7">scientific</text:span><text:span text:style-name="T5"> </text:span><text:span text:style-name="T7">method</text:span><text:span text:style-name="T3"> (science)</text:span><text:span text:style-name="T1"> and consider the role of </text:span><text:span text:style-name="T3">objectivity </text:span><text:span text:style-name="T1">in that method. Describe </text:span><text:span text:style-name="T3">critical thinking </text:span><text:span text:style-name="T1">as reviewed in the textbook</text:span><text:span text:style-name="T3"> </text:span></text:p>
        </text:list-item>
      </text:list>
      <text:p text:style-name="P14"><text:span text:style-name="T3"/></text:p>
      <text:p text:style-name="P19"><text:span text:style-name="T9">dogmatism</text:span><text:span text:style-name="T3">: </text:span><text:span text:style-name="T11">people cling to their beliefs</text:span></text:p>
      <text:p text:style-name="P19"><text:span text:style-name="T3"/></text:p>
      <text:p text:style-name="P19"><text:span text:style-name="T9">empiricism</text:span><text:span text:style-name="T3">: </text:span><text:span text:style-name="T12">people form new beliefs based on evidence. cornerstone of scientific approach</text:span></text:p>
      <text:p text:style-name="P14"><text:span text:style-name="T3"/></text:p>
      <text:list xml:id="list1252740747" text:continue-numbering="true" text:style-name="WWNum1">
        <text:list-item>
          <text:p text:style-name="P16"><text:span text:style-name="T1">What three characteristics of the human condition make people hard to study scientifically as discussed in lecture? (</text:span><text:span text:style-name="T5">hint: </text:span><text:span text:style-name="T1">Don’t just know the words but understand what they mean)</text:span></text:p>
        </text:list-item>
      </text:list>
      <text:p text:style-name="P14"><text:span text:style-name="T1"/></text:p>
      <text:p text:style-name="P19"><text:span text:style-name="T10">variability</text:span><text:span text:style-name="T1">: </text:span><text:span text:style-name="T11">all people are different</text:span></text:p>
      <text:p text:style-name="P19"><text:span text:style-name="T1"/></text:p>
      <text:p text:style-name="P19"><text:span text:style-name="T10">complexity</text:span><text:span text:style-name="T1">: human brain is really fucking complicated<text:line-break/></text:span></text:p>
      <text:p text:style-name="P19"><text:span text:style-name="T10">reactivity</text:span><text:span text:style-name="T1">: people act differently when they know they're being watched</text:span></text:p>
      <text:p text:style-name="P14"><text:span text:style-name="T1"/></text:p>
      <text:list xml:id="list970683816" text:continue-numbering="true" text:style-name="WWNum1">
        <text:list-item>
          <text:p text:style-name="P16"><text:span text:style-name="T1">Define and describe each of the following terms related to the scientific method as discussed in lecture and reviewed in the text: </text:span><text:span text:style-name="T3">variable, measure, </text:span><text:span text:style-name="T7">operational definition </text:span><text:span text:style-name="T3">(operationalization), </text:span><text:span text:style-name="T7">data</text:span><text:span text:style-name="T3">, hypothesis, theory, peer review, replication. </text:span><text:span text:style-name="T1">Consider examples of each</text:span></text:p>
        </text:list-item>
        <text:list-item>
          <text:p text:style-name="P17">Be generally familiar with the seven steps of the scientific method as discussed in lecture (this replaces the steps of critical thinking from the text, which you will NOT be tested over). What step discussed in lecture is arguably the most important of the steps reviewed and why? </text:p>
        </text:list-item>
      </text:list>
      <text:p text:style-name="P3"/>
      <text:p text:style-name="P7">observe → question → hypothesize → test → theorize → test → report</text:p>
      <text:p text:style-name="P4"/>
      <text:list xml:id="list1320943339" text:continue-numbering="true" text:style-name="WWNum1">
        <text:list-item>
          <text:p text:style-name="P16"><text:span text:style-name="T1">Describe </text:span><text:span text:style-name="T3">case study </text:span><text:span text:style-name="T1">in science. Consider examples in which this method would be useful </text:span></text:p>
        </text:list-item>
        <text:list-item>
          <text:p text:style-name="P16"><text:span text:style-name="T1">Define </text:span><text:span text:style-name="T3">population </text:span><text:span text:style-name="T1">and </text:span><text:span text:style-name="T3">sample</text:span><text:span text:style-name="T1"> and describe how these terms relate to the </text:span><text:span text:style-name="T7">law of large numbers</text:span><text:span text:style-name="T3"> </text:span><text:span text:style-name="T1">in science as discussed in lecture. Compare this law to the case method from concept #5 above</text:span></text:p>
        </text:list-item>
        <text:list-item>
          <text:p text:style-name="P16"><text:span text:style-name="T1">Define </text:span><text:span text:style-name="T3">frequency distribution </text:span><text:span text:style-name="T1">as discussed in lecture and describe how it is used in scientific research. Define </text:span><text:span text:style-name="T3">descriptive statistics. </text:span><text:span text:style-name="T1">Define and describe the difference between measures of </text:span><text:span text:style-name="T3">central tendency </text:span><text:span text:style-name="T1">(including </text:span><text:span text:style-name="T3">mean, median, </text:span><text:span text:style-name="T1">and </text:span><text:span text:style-name="T3">mode</text:span><text:span text:style-name="T1">) and measures of </text:span><text:span text:style-name="T3">variability </text:span><text:span text:style-name="T1">(including </text:span><text:span text:style-name="T7">range</text:span><text:span text:style-name="T3"> </text:span><text:span text:style-name="T1">and </text:span><text:span text:style-name="T3">standard deviation</text:span><text:span text:style-name="T1">)</text:span><text:span text:style-name="T3"> </text:span><text:span text:style-name="T1">in a frequency distribution. Be prepared to apply these terms to examples </text:span></text:p>
        </text:list-item>
        <text:list-item>
          <text:p text:style-name="P16"><text:span text:style-name="T1">Define and describe </text:span><text:span text:style-name="T3">reliability </text:span><text:span text:style-name="T1">and </text:span><text:span text:style-name="T3">validity </text:span><text:span text:style-name="T1">as they relate to the scientific method. Be prepared to apply these terms to examples </text:span></text:p>
        </text:list-item>
      </text:list>
      <text:p text:style-name="P5"/>
      <text:p text:style-name="P7">reliability: consistency (same results when you study/measure same thing)</text:p>
      <text:p text:style-name="P7"><text:tab/>&gt;&gt;weighing yourself on a scale multiple times a day</text:p>
      <text:p text:style-name="P7">validity: accuracy (does technique actually work?)</text:p>
      <text:p text:style-name="P7"><text:tab/>&gt;&gt;thermometer is invalid technique for measuring weight</text:p>
      <text:p text:style-name="P7"><text:tab/>&gt;&gt;invalid method: racist guy who said black people are stupid because of lumpy heads </text:p>
      <text:p text:style-name="P7"/>
      <text:p text:style-name="P7">study methods invalid → study invalid. apply to techniques or entire study:</text:p>
      <text:p text:style-name="P5"/>
      <text:list xml:id="list318704403" text:continue-numbering="true" text:style-name="WWNum1">
        <text:list-item>
          <text:p text:style-name="P16"><text:span text:style-name="T1">Define and describe </text:span><text:span text:style-name="T7">bias</text:span><text:span text:style-name="T3"> </text:span><text:span text:style-name="T1">in scientific research as discussed in lecture. Compare and contrast </text:span><text:span text:style-name="T7">response bias</text:span><text:span text:style-name="T3"> </text:span><text:span text:style-name="T1">and </text:span><text:span text:style-name="T7">sampling bias</text:span><text:span text:style-name="T3">. </text:span><text:span text:style-name="T1">Consider examples of bias. </text:span></text:p>
        </text:list-item>
      </text:list>
      <text:p text:style-name="P5"/>
      <text:p text:style-name="P8">bias: human emotion changes how researchers collect data or subjects give data. subjectivity, opposite of objectivity</text:p>
      <text:p text:style-name="P8"/>
      <text:p text:style-name="P8">response bias: tendency to respond in a particular way regardless of knowledge/truth</text:p>
      <text:p text:style-name="P8"><text:tab/>&gt;&gt;people react differently when being observed (reactivity!!)</text:p>
      <text:p text:style-name="P8"><text:soft-page-break/><text:tab/>&gt;&gt;embarrassment (masturbation schpiel)</text:p>
      <text:p text:style-name="P8"><text:tab/>&gt;&gt;trying to finish quickly / not reading</text:p>
      <text:p text:style-name="P8">sampling bias: sample size not representative of the group study is referring to</text:p>
      <text:p text:style-name="P8"><text:tab/>&gt;&gt;UARK subjects not representative of US (college kids more educated/rich than avg US citizen)</text:p>
      <text:p text:style-name="P8"/>
      <text:p text:style-name="P8">sampling vs response: sampling is from biased experimenters, response is from biased subjects</text:p>
      <text:p text:style-name="P5"/>
      <text:list xml:id="list2093531045" text:continue-numbering="true" text:style-name="WWNum1">
        <text:list-item>
          <text:p text:style-name="P16"><text:span text:style-name="T1">Define and describe </text:span><text:span text:style-name="T3">naturalistic observation. </text:span><text:span text:style-name="T1">Explain how this technique may be used to avoid bias in research as discussed in lecture. List and describe </text:span><text:span text:style-name="T8">four</text:span><text:span text:style-name="T1"> other ways discussed in lecture that bias may be avoided in research, including </text:span><text:span text:style-name="T7">deception</text:span><text:span text:style-name="T3"> </text:span><text:span text:style-name="T1">and </text:span><text:span text:style-name="T7">random sampling</text:span><text:span text:style-name="T1">. Consider examples of these techniques</text:span></text:p>
        </text:list-item>
      </text:list>
      <text:p text:style-name="P10"/>
      <text:p text:style-name="P9">observe people without telling them they're being watched </text:p>
      <text:p text:style-name="P9"><text:tab/>&gt;&gt;people drive differently when police are around; solution: traffic cameras</text:p>
      <text:p text:style-name="P9"/>
      <text:p text:style-name="P9">anonymous surveys</text:p>
      <text:p text:style-name="P9">measure reflexes / automatic responses</text:p>
      <text:p text:style-name="P9"><text:tab/>&gt;&gt;eyes dilate when you talk to someone you're attracted to?? shit like that</text:p>
      <text:p text:style-name="P9">deception: don't tell subjects something's gonna happen</text:p>
      <text:p text:style-name="P9"><text:tab/>&gt;&gt;the lady that flirted with professor guy in that one study</text:p>
      <text:p text:style-name="P9">random sampling: reduces sampling bias by choosing people completely randomly</text:p>
      <text:p text:style-name="P9"><text:tab/></text:p>
      <text:p text:style-name="P5"/>
      <text:list xml:id="list260318902" text:continue-numbering="true" text:style-name="WWNum1">
        <text:list-item>
          <text:p text:style-name="P16"><text:span text:style-name="T1">Define and describe </text:span><text:span text:style-name="T7">experimenter expectancy effects</text:span><text:span text:style-name="T1"> as discussed in lecture</text:span><text:span text:style-name="T3">. </text:span><text:span text:style-name="T1">Define the </text:span><text:span text:style-name="T3">double-blind design</text:span><text:span text:style-name="T1">. Why is it necessary for researchers to be blind to conditions in their own scientific research? <text:s/></text:span></text:p>
        </text:list-item>
      </text:list>
      <text:p text:style-name="P4"/>
      <text:p text:style-name="P8">experimenter expectancy effects: experimenters want to be right (publish or perish)</text:p>
      <text:p text:style-name="P7"><text:tab/>communicate (verbally or non-) to subjects to act a certain way, reinforce hypothesis</text:p>
      <text:p text:style-name="P7"/>
      <text:p text:style-name="P7">double-blind design: remove researcher from study! researcher is biased, eliminate researcher. let someone else run study, don't tell them hypothesis. participant and researcher don't know what's going on</text:p>
      <text:p text:style-name="P5"/>
      <text:list xml:id="list129826525" text:continue-numbering="true" text:style-name="WWNum1">
        <text:list-item>
          <text:p text:style-name="P16"><text:span text:style-name="T1">Compare and contrast </text:span><text:span text:style-name="T3">case study</text:span><text:span text:style-name="T1"> (#5 above), </text:span><text:span text:style-name="T3">naturalistic observation </text:span><text:span text:style-name="T1">(#10 above), and </text:span><text:span text:style-name="T3">surveys. </text:span><text:span text:style-name="T1">Consider advantages and disadvantages of each technique as discussed in lecture. Consider examples of each</text:span></text:p>
        </text:list-item>
      </text:list>
      <text:p text:style-name="P3"/>
      <text:p text:style-name="P7">case study: get a lot of info about one person and their variables. BUT people are all different, so you have to study a lot of people to get information that applies to a large group. case studies only good when variables are really rare</text:p>
      <text:p text:style-name="P7"><text:tab/>&gt;&gt;</text:p>
      <text:p text:style-name="P7"/>
      <text:p text:style-name="P7">naturalistic observation: no bias, because nobody knows they're being observed. BUT only a few types of behaviors you can observe in natural environments. no thoughts, no private behaviors, no emotions</text:p>
      <text:p text:style-name="P7"/>
      <text:p text:style-name="P7">descriptive: every question might be its own variable. cheap, easy, lots of information in short amount of time. BUT: lots of bias :( observation, response, experimenter expectancy.</text:p>
      <text:p text:style-name="P7"><text:tab/>&gt;&gt;surveys. interview, online survey</text:p>
      <text:p text:style-name="P5"/>
      <text:list xml:id="list1850661264" text:continue-numbering="true" text:style-name="WWNum1">
        <text:list-item>
          <text:p text:style-name="P16"><text:span text:style-name="T1">Define </text:span><text:span text:style-name="T3">correlation</text:span><text:span text:style-name="T1"> and describe how this relates to variables. How are correlational studies conducted in science? What do correlations allow us to do regarding variables? How are correlations used to describe the relationship between variables? What are the main advantages and disadvantages of correlations? Consider examples</text:span></text:p>
        </text:list-item>
      </text:list>
      <text:p text:style-name="P5"/>
      <text:p text:style-name="P7">correlation: study of mathematical relationship between two variables. statistical procedure</text:p>
      <text:p text:style-name="P7"><text:tab/>&gt;&gt;age and health</text:p>
      <text:p text:style-name="P7"><text:tab/>&gt;&gt;height and weight</text:p>
      <text:p text:style-name="P7"><text:tab/>&gt;&gt;attendance and exam grades</text:p>
      <text:p text:style-name="P7"/>
      <text:p text:style-name="P7">correlation != causation. also, based on avgs across populations. avg truth != individual truth. </text:p>
      <text:p text:style-name="P7"><text:soft-page-break/></text:p>
      <text:p text:style-name="P7">we use correlations to predict things</text:p>
      <text:p text:style-name="P7"><text:tab/>&gt;&gt;health insurance rates go up as age goes up because age and health are negatively correlated</text:p>
      <text:p text:style-name="P7"><text:tab/>&gt;&gt;seniors in college: alcohol consumption negatively correlated with career</text:p>
      <text:p text:style-name="P3"/>
      <text:list xml:id="list1268764783" text:continue-numbering="true" text:style-name="WWNum1">
        <text:list-item>
          <text:p text:style-name="P16"><text:span text:style-name="T1">Define </text:span><text:span text:style-name="T7">correlation coefficient</text:span><text:span text:style-name="T3">. </text:span><text:span text:style-name="T1">Describe the concepts of strength and direction with regard to correlations as discussed in lecture. Define and describe the difference between a </text:span><text:span text:style-name="T3">positive correlation </text:span><text:span text:style-name="T1">and a </text:span><text:span text:style-name="T3">negative correlation</text:span><text:span text:style-name="T1"> as discussed in lecture</text:span><text:span text:style-name="T3">. </text:span><text:span text:style-name="T1">Consider examples related to strength and direction of correlations. </text:span></text:p>
        </text:list-item>
      </text:list>
      <text:p text:style-name="P3"/>
      <text:p text:style-name="P7">correlation coefficient: strength and direction of correlation. |0.0 (no mathematical relationship) to 1.0 (perfect mathematical relationship)|, + or -</text:p>
      <text:p text:style-name="P7"><text:tab/>&gt;&gt;negative correlation: age and health (as age increases, health decreases)</text:p>
      <text:p text:style-name="P7"><text:tab/>&gt;&gt;positive correlation: height and weight (as height increases, weight increases)</text:p>
      <text:p text:style-name="P3"/>
      <text:list xml:id="list1877113401" text:continue-numbering="true" text:style-name="WWNum1">
        <text:list-item>
          <text:p text:style-name="P16"><text:span text:style-name="T1">Describe the relationship between correlation and causation as discussed in lecture. Define and describe </text:span><text:span text:style-name="T7">confounds</text:span><text:span text:style-name="T1"> </text:span><text:span text:style-name="T1">and the </text:span><text:span text:style-name="T3">third variable problem</text:span><text:span text:style-name="T1">. How might a third variable presence affect assumptions about causation? Consider examples of confounds</text:span></text:p>
        </text:list-item>
      </text:list>
      <text:p text:style-name="P3"/>
      <text:p text:style-name="P7">correlation != causation</text:p>
      <text:p text:style-name="P7"/>
      <text:p text:style-name="P7">third variable problem: causally related → correlated, but correlated !→ causally related. two variables might be correlated because there's a third variable linking them that isn't accounted for :/</text:p>
      <text:p text:style-name="P7"><text:tab/>&gt;&gt;foot size in children → vocabulary size. (confound: age)</text:p>
      <text:p text:style-name="P7"/>
      <text:p text:style-name="P7">confounds: any variable involved with variables being measured that isn't accounted for, but impacts the relationship between the variables being measured</text:p>
      <text:p text:style-name="P7"><text:tab/>&gt;&gt;kids with one parent → substance-abuse issues</text:p>
      <text:p text:style-name="P7"><text:tab/>&gt;&gt;confound: kids who lost a parent in a traumatic incident → substance-abuse issues</text:p>
      <text:p text:style-name="P3"/>
      <text:list xml:id="list297515604" text:continue-numbering="true" text:style-name="WWNum1">
        <text:list-item>
          <text:p text:style-name="P16"><text:span text:style-name="T1">Define and describe </text:span><text:span text:style-name="T3">experiment. </text:span><text:span text:style-name="T1">Define and describe the critical experimental features of </text:span><text:span text:style-name="T7">manipulation</text:span><text:span text:style-name="T3"> </text:span><text:span text:style-name="T1">and </text:span><text:span text:style-name="T3">random assignment</text:span><text:span text:style-name="T1"> as discussed in lecture</text:span><text:span text:style-name="T3">. </text:span><text:span text:style-name="T1">How is each feature achieved and what does each feature do for an experiment? What can the experimental method do that no other research method can achieve? </text:span></text:p>
        </text:list-item>
      </text:list>
      <text:p text:style-name="P3"/>
      <text:p text:style-name="P7">experiment: examines math relatioship between variables, controls confounds, eliminates third variable problem, manipulates independent variable</text:p>
      <text:p text:style-name="P7"/>
      <text:p text:style-name="P7">manipulation: manipulate independent variable (cause), observe dependent variable (effect). have experimental group and control group separate. after manipulation, experimental group changed, control group didn't change.</text:p>
      <text:p text:style-name="P7"><text:tab/>&gt;&gt;drugs vs placebos</text:p>
      <text:p text:style-name="P7">random assignment: controls for confounds. assign subjects randomly to experimental or control groups</text:p>
      <text:p text:style-name="P3"/>
      <text:list xml:id="list1228968992" text:continue-numbering="true" text:style-name="WWNum1">
        <text:list-item>
          <text:p text:style-name="P16"><text:span text:style-name="T1">Define and describe how experimental manipulation results in the creation of the </text:span><text:span text:style-name="T3">independent variable, </text:span><text:span text:style-name="T1">the </text:span><text:span text:style-name="T3">dependent variable, </text:span><text:span text:style-name="T1">the</text:span><text:span text:style-name="T3"> experimental group, </text:span><text:span text:style-name="T1">and the </text:span><text:span text:style-name="T3">control group</text:span><text:span text:style-name="T1">. Be prepared to apply these terms to examples.</text:span></text:p>
        </text:list-item>
        <text:list-item>
          <text:p text:style-name="P17">Consider the major advantages and disadvantages of the experimental technique. Consider ethical and practical reasons why experiments cannot be conducted on some psychological phenomena</text:p>
        </text:list-item>
        <text:list-item>
          <text:p text:style-name="P16"><text:span text:style-name="T1">Define and describe </text:span><text:span text:style-name="T7">pseudopsychology</text:span><text:span text:style-name="T5"> </text:span><text:span text:style-name="T1">and consider what differentiates science from non-science</text:span></text:p>
        </text:list-item>
        <text:list-item>
          <text:p text:style-name="P16"><text:span text:style-name="T1">Consider the purpose of an </text:span><text:span text:style-name="T3">Institutional Review Board. </text:span><text:span text:style-name="T1">Define </text:span><text:span text:style-name="T3">informed consent </text:span><text:span text:style-name="T1">and </text:span><text:span text:style-name="T7">debriefing</text:span><text:span text:style-name="T1"> as discussed in lecture and describe how they relate to ethics in psychology. Consider why deception of human subjects or harm of nonhuman animals is regularly approved in psychological research</text:span></text:p>
        </text:list-item>
        <text:list-item>
          <text:p text:style-name="P17">Be generally familiar with ethics in clinical practice as discussed in lecture, especially those guidelines involving training, privacy and confidentiality (and when they can be violated), sexual relationships with patients, and physical/emotional mistreatment of patients</text:p>
        </text:list-item>
      </text:list>
      <text:p text:style-name="P6"/>
      <text:p text:style-name="P5"/>
      <text:p text:style-name="P5">Sept 15 2015</text:p>
      <text:p text:style-name="P5"><text:soft-page-break/></text:p>
      <text:p text:style-name="P5">descriptive methods: best way to prove variables exist, early stages of studies. before theories, while developing hypotheses</text:p>
      <text:p text:style-name="P5"/>
      <text:p text:style-name="P5">correlative and experimental: investigate relationships between variables</text:p>
      <text:p text:style-name="P11"/>
      <text:p text:style-name="P5">7-22 nervous system (15 questions on testttttt) ch 4 (match part of body to its function)</text:p>
      <text:p text:style-name="P5">3 questions: behavioral genetics (23-25) first ten pages of <text:s/>ch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09-15T14:00:48</meta:creation-date>
    <dc:date>2015-09-24T13:25:23</dc:date>
    <meta:editing-cycles>11</meta:editing-cycles>
    <meta:editing-duration>PT52M3S</meta:editing-duration>
    <meta:generator>LibreOffice/3.5$Linux_x86 LibreOffice_project/350m1$Build-2</meta:generator>
    <dc:creator>Tara Moses</dc:creator>
    <meta:document-statistic meta:table-count="0" meta:image-count="0" meta:object-count="0" meta:page-count="4" meta:paragraph-count="88" meta:word-count="1498" meta:character-count="10247" meta:non-whitespace-character-count="8817"/>
    <meta:user-defined meta:name="Company">Toshiba</meta:user-defined>
    <meta:user-defined meta:name="Operator">Jeremy Holm</meta:user-defined>
  </office:meta>
</office:document-meta>
</file>